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97e4" officeooo:paragraph-rsid="001197e4"/>
    </style:style>
    <style:style style:name="P2" style:family="paragraph" style:parent-style-name="Standard">
      <style:text-properties officeooo:rsid="00129960" officeooo:paragraph-rsid="00129960"/>
    </style:style>
    <style:style style:name="P3" style:family="paragraph" style:parent-style-name="Standard">
      <style:text-properties officeooo:rsid="00139e40" officeooo:paragraph-rsid="00139e40"/>
    </style:style>
    <style:style style:name="P4" style:family="paragraph" style:parent-style-name="Standard">
      <style:text-properties officeooo:paragraph-rsid="00147605"/>
    </style:style>
    <style:style style:name="P5" style:family="paragraph" style:parent-style-name="Standard">
      <style:text-properties officeooo:rsid="00162dbc" officeooo:paragraph-rsid="00162dbc"/>
    </style:style>
    <style:style style:name="P6" style:family="paragraph" style:parent-style-name="Standard">
      <style:text-properties officeooo:rsid="001726cf" officeooo:paragraph-rsid="001726cf"/>
    </style:style>
    <style:style style:name="P7" style:family="paragraph" style:parent-style-name="Standard">
      <style:text-properties officeooo:rsid="001bea5d" officeooo:paragraph-rsid="001bea5d"/>
    </style:style>
    <style:style style:name="P8" style:family="paragraph" style:parent-style-name="Standard">
      <style:text-properties officeooo:rsid="001c4633" officeooo:paragraph-rsid="001c4633"/>
    </style:style>
    <style:style style:name="P9" style:family="paragraph" style:parent-style-name="Standard">
      <style:text-properties officeooo:rsid="00147605" officeooo:paragraph-rsid="00147605"/>
    </style:style>
    <style:style style:name="P10" style:family="paragraph" style:parent-style-name="Standard">
      <style:text-properties officeooo:rsid="001d59bf" officeooo:paragraph-rsid="001d59bf"/>
    </style:style>
    <style:style style:name="P11" style:family="paragraph" style:parent-style-name="Standard">
      <style:text-properties style:font-name="Liberation Serif" fo:font-size="12pt" officeooo:rsid="001d59bf" officeooo:paragraph-rsid="001d59bf" style:font-size-asian="12pt" style:font-size-complex="12pt"/>
    </style:style>
    <style:style style:name="P12" style:family="paragraph" style:parent-style-name="Standard">
      <style:text-properties officeooo:paragraph-rsid="001d59bf"/>
    </style:style>
    <style:style style:name="P13" style:family="paragraph" style:parent-style-name="Standard">
      <style:text-properties officeooo:rsid="002081e7" officeooo:paragraph-rsid="002081e7"/>
    </style:style>
    <style:style style:name="P14" style:family="paragraph" style:parent-style-name="Standard">
      <style:text-properties officeooo:rsid="00216909" officeooo:paragraph-rsid="00216909"/>
    </style:style>
    <style:style style:name="P15" style:family="paragraph" style:parent-style-name="Text_20_body" style:list-style-name="L2">
      <style:paragraph-properties fo:margin-top="0cm" fo:margin-bottom="0cm" style:contextual-spacing="false"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6" style:family="paragraph" style:parent-style-name="Text_20_body" style:list-style-name="L3">
      <style:paragraph-properties fo:margin-top="0cm" fo:margin-bottom="0cm" style:contextual-spacing="false"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7" style:family="paragraph" style:parent-style-name="Text_20_body" style:list-style-name="L2">
      <style:paragraph-properties fo:margin-left="0cm" fo:margin-right="0cm" fo:margin-top="0cm" fo:margin-bottom="0cm" style:contextual-spacing="false" fo:widows="1" fo:text-indent="0cm" style:auto-text-indent="false"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8" style:family="paragraph" style:parent-style-name="Text_20_body" style:list-style-name="L3">
      <style:paragraph-properties fo:margin-left="0cm" fo:margin-right="0cm" fo:margin-top="0cm" fo:margin-bottom="0cm" style:contextual-spacing="false" fo:widows="1" fo:text-indent="0cm" style:auto-text-indent="false"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9"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Liberation Serif" fo:font-size="12pt" fo:letter-spacing="normal" fo:font-style="normal" fo:font-weight="normal" style:font-size-asian="12pt" style:font-size-complex="12pt"/>
    </style:style>
    <style:style style:name="P20"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Liberation Serif" fo:font-size="12pt" fo:letter-spacing="normal" fo:font-style="normal" fo:font-weight="normal" officeooo:paragraph-rsid="001d59bf" style:font-size-asian="12pt" style:font-size-complex="12pt"/>
    </style:style>
    <style:style style:name="T1" style:family="text">
      <style:text-properties officeooo:rsid="00139e40"/>
    </style:style>
    <style:style style:name="T2" style:family="text">
      <style:text-properties style:text-position="super 58%"/>
    </style:style>
    <style:style style:name="T3" style:family="text">
      <style:text-properties style:text-position="super 58%" officeooo:rsid="001b93ed"/>
    </style:style>
    <style:style style:name="T4" style:family="text">
      <style:text-properties officeooo:rsid="00147605"/>
    </style:style>
    <style:style style:name="T5" style:family="text">
      <style:text-properties fo:font-variant="normal" fo:text-transform="none" fo:color="#252525" style:font-name="Liberation Serif" fo:font-size="12pt" fo:letter-spacing="normal" fo:font-style="normal" fo:font-weight="normal"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4c810" style:font-size-asian="12pt" style:font-size-complex="12pt"/>
    </style:style>
    <style:style style:name="T7" style:family="text">
      <style:text-properties officeooo:rsid="001b93ed"/>
    </style:style>
    <style:style style:name="T8" style:family="text">
      <style:text-properties officeooo:rsid="001c4633"/>
    </style:style>
    <style:style style:name="T9" style:family="text">
      <style:text-properties officeooo:rsid="001c6856"/>
    </style:style>
    <style:style style:name="T10" style:family="text">
      <style:text-properties officeooo:rsid="001d59bf"/>
    </style:style>
    <style:style style:name="T11" style:family="text">
      <style:text-properties officeooo:rsid="002081e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at de l'art Vote Unique Transférable</text:p>
      <text:p text:style-name="P1"/>
      <text:p text:style-name="P2">Historique : Thomas Wright Hill parle de vote transférable pour la première fois en 1819. <text:span text:style-name="T1">Il n'est toutefois pas utilisé avant 1856. En 1855, Carl Andrae propose un système de vote transférable pour des élections au Danemark. Ce système est utilisé en 1856 pour élire le « Rigsdag ».</text:span></text:p>
      <text:p text:style-name="P3">En 1857, Thomas Hare propose un autre système de vote transférable.</text:p>
      <text:p text:style-name="P3">Au 20<text:span text:style-name="T2">e</text:span> siècle, ce système de vote évolue plusieurs fois.</text:p>
      <text:p text:style-name="P1"/>
      <text:p text:style-name="P4"><text:span text:style-name="T4">Utilisation dans les pays : Le système de vote unique transférable est mis en place en Irlande en 1918. Il est toujours utilisé. Toutefois, le gouvernement « Fianna F</text:span><text:span text:style-name="T5">á</text:span><text:span text:style-name="T6">il » tente de remplacer ce système de vote à deux reprises en 1959 et 1968, par un système plus simple.</text:span></text:p>
      <text:p text:style-name="P5">Il est également utilisé à Malte, et par le sénat australien.</text:p>
      <text:p text:style-name="P5"/>
      <text:p text:style-name="P5">Avec ce type de scrutin, on peut choisir le nombre d'élus. Un candidat est élu quand il dépasse un quota, qui dépend du nombre de votes et du nombre de sièges à pourvoir.</text:p>
      <text:p text:style-name="P6">Lorsqu'un candidat est élu, <text:span text:style-name="T10">s</text:span>on surplus de voix (par rapport au quota) est redistribué aux autres candidats, selon les votes où le candidat élu était majoritaire.</text:p>
      <text:p text:style-name="P6">S'il reste des sièges libres, mais qu'aucun candidat ne dépasse le quota, on élimine le candidat qui a le moins de voix, et on redistribue ses votes a<text:span text:style-name="T7">u 2</text:span><text:span text:style-name="T3">e</text:span><text:span text:style-name="T7"> choix des votes</text:span>.</text:p>
      <text:p text:style-name="P6"/>
      <text:p text:style-name="P7">Avantages : Dans ce système, les partis <text:span text:style-name="T8">peuvent présenter plusieurs candidats, et les électeurs classent ainsi chaque personne par préférence, en tenant compte ou pas, de leur parti politique. Cela donne une chance supplémentaire pour les indépendants, car les électeurs classent des personnes et non des partis.</text:span></text:p>
      <text:p text:style-name="P7"/>
      <text:p text:style-name="P8">Inconvénient : Le dépouill<text:span text:style-name="T9">ement</text:span> est plus complexe.</text:p>
      <text:p text:style-name="P9"/>
      <text:p text:style-name="P10">Exemple :</text:p>
      <text:p text:style-name="P10"/>
      <text:p text:style-name="P10">On a 4 candidats, et 2 places à pourvoir. 100 personnes votent :</text:p>
      <text:p text:style-name="P10"/>
      <text:p text:style-name="P10">- ABCD : 28 voix</text:p>
      <text:p text:style-name="P10">- ACDB : 14 voix</text:p>
      <text:p text:style-name="P10">- BCAD : 15 voix</text:p>
      <text:p text:style-name="P10">- CABD : 17 voix</text:p>
      <text:p text:style-name="P12"><text:span text:style-name="T10">- DBCA : 26 voix</text:span></text:p>
      <text:p text:style-name="P12"/>
      <text:p text:style-name="P10">On calcule le quota, et on obtient 34. C'est le nombre de voix qu'un candidat doit avoir au minimum pour être élu.</text:p>
      <text:p text:style-name="P10">En calculant le nombre de fois où chaque candidat apparaît en tête de classement : A obtient 42 voix, B 15 voix, C 17 voix et D 26 voix.</text:p>
      <text:p text:style-name="P10"/>
      <text:p text:style-name="P10">- <text:span text:style-name="T11">BCD : 28 / 42 * 8 = 5,3</text:span></text:p>
      <text:p text:style-name="P10">- <text:span text:style-name="T11">CDB : 14 / 42 * 8 = 2,7</text:span></text:p>
      <text:p text:style-name="P10">- <text:span text:style-name="T11">BCD : 15</text:span></text:p>
      <text:p text:style-name="P10">- <text:span text:style-name="T11">CBD : 17</text:span></text:p>
      <text:p text:style-name="P12"><text:span text:style-name="T10">- DBC : 26</text:span></text:p>
      <text:p text:style-name="P12"/>
      <text:p text:style-name="P13">On calcule les voix de chaque candidat en tête : B = 20,3 ; C = 19,7 ; D = 26.</text:p>
      <text:p text:style-name="P13">Ici, personne n'atteint le quota. On élimine donc le candidat C, car il a le moins de voix.</text:p>
      <text:p text:style-name="P14">On obtient :</text:p>
      <text:p text:style-name="P14"/>
      <text:p text:style-name="P14"><text:soft-page-break/>- BD : 5,3</text:p>
      <text:p text:style-name="P14">- DB : 2,7</text:p>
      <text:p text:style-name="P14">- BD : 15</text:p>
      <text:p text:style-name="P14">- BD : 17</text:p>
      <text:p text:style-name="P14">- DB : 26</text:p>
      <text:p text:style-name="P14"/>
      <text:p text:style-name="P14">On recalcule les voix par candidat en tête : B = 37,3 ; D = 28,7.</text:p>
      <text:p text:style-name="P14">B est donc é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3:19:54.332735387</meta:creation-date>
    <dc:date>2015-05-07T15:04:51.599270882</dc:date>
    <meta:editing-duration>PT2H27M25S</meta:editing-duration>
    <meta:editing-cycles>16</meta:editing-cycles>
    <meta:generator>LibreOffice/4.2.7.2$Linux_X86_64 LibreOffice_project/420m0$Build-2</meta:generator>
    <meta:document-statistic meta:table-count="0" meta:image-count="0" meta:object-count="0" meta:page-count="2" meta:paragraph-count="35" meta:word-count="486" meta:character-count="2431" meta:non-whitespace-character-count="1980"/>
  </office:meta>
</office:document-meta>
</file>